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monospace" svg:font-family="monospace"/>
    <style:font-face style:name="Ubuntu" svg:font-family="Ubuntu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5.628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ard">
      <style:paragraph-properties fo:break-before="page"/>
    </style:style>
    <style:style style:name="P2" style:family="paragraph" style:parent-style-name="Standard">
      <style:text-properties style:font-name="Verdana" fo:language="nl" fo:country="BE"/>
    </style:style>
    <style:style style:name="P3" style:family="paragraph" style:parent-style-name="Standard">
      <style:paragraph-properties fo:text-align="justify" style:justify-single-word="false"/>
      <style:text-properties style:font-name="Verdana" fo:language="nl" fo:country="BE"/>
    </style:style>
    <style:style style:name="P4" style:family="paragraph" style:parent-style-name="Standard">
      <style:paragraph-properties fo:text-align="justify" style:justify-single-word="false"/>
      <style:text-properties style:font-name="Verdana" fo:language="nl" fo:country="BE" officeooo:paragraph-rsid="002dfc0d"/>
    </style:style>
    <style:style style:name="P5" style:family="paragraph" style:parent-style-name="Standard">
      <style:paragraph-properties fo:text-align="justify" style:justify-single-word="false"/>
      <style:text-properties style:font-name="Verdan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Standard">
      <style:paragraph-properties fo:text-align="justify" style:justify-single-word="false"/>
      <style:text-properties fo:color="#ff3333" style:font-name="Verdana" fo:language="nl" fo:country="BE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Verdana"/>
    </style:style>
    <style:style style:name="P9" style:family="paragraph" style:parent-style-name="Table_20_Contents">
      <style:paragraph-properties fo:text-align="justify" style:justify-single-word="false"/>
      <style:text-properties style:font-name="Verdana" officeooo:rsid="0018aa6d" officeooo:paragraph-rsid="0018aa6d"/>
    </style:style>
    <style:style style:name="P10" style:family="paragraph" style:parent-style-name="Table_20_Contents">
      <style:paragraph-properties fo:text-align="justify" style:justify-single-word="false"/>
      <style:text-properties fo:color="#ff3333" style:font-name="Verdana" officeooo:paragraph-rsid="001e3ac8"/>
    </style:style>
    <style:style style:name="P11" style:family="paragraph" style:parent-style-name="Table_20_Contents">
      <style:paragraph-properties fo:text-align="justify" style:justify-single-word="false"/>
      <style:text-properties fo:color="#ff3333" style:font-name="Verdana" fo:language="nl" fo:country="BE" officeooo:paragraph-rsid="001ca0a2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fo:language="nl" fo:country="BE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ff3333" style:font-name="Verdana" fo:language="nl" fo:country="BE"/>
    </style:style>
    <style:style style:name="P14" style:family="paragraph" style:parent-style-name="Table_20_Contents" style:list-style-name="L1">
      <style:paragraph-properties fo:text-align="justify" style:justify-single-word="false"/>
      <style:text-properties style:font-name="Verdana"/>
    </style:style>
    <style:style style:name="P15" style:family="paragraph" style:parent-style-name="Table_20_Contents" style:list-style-name="L4">
      <style:paragraph-properties fo:text-align="justify" style:justify-single-word="false"/>
      <style:text-properties style:font-name="Verdana" officeooo:paragraph-rsid="001e3ac8"/>
    </style:style>
    <style:style style:name="P16" style:family="paragraph" style:parent-style-name="Table_20_Contents" style:list-style-name="L5">
      <style:paragraph-properties fo:text-align="justify" style:justify-single-word="false"/>
      <style:text-properties style:font-name="Verdana" officeooo:paragraph-rsid="001e3ac8"/>
    </style:style>
    <style:style style:name="P17" style:family="paragraph" style:parent-style-name="Table_20_Contents" style:list-style-name="L5">
      <style:paragraph-properties fo:text-align="justify" style:justify-single-word="false"/>
      <style:text-properties style:font-name="Verdana" officeooo:paragraph-rsid="00303b19"/>
    </style:style>
    <style:style style:name="P18" style:family="paragraph" style:parent-style-name="Table_20_Contents" style:list-style-name="L7">
      <style:paragraph-properties fo:text-align="justify" style:justify-single-word="false"/>
      <style:text-properties style:font-name="Verdana"/>
    </style:style>
    <style:style style:name="P19" style:family="paragraph" style:parent-style-name="Table_20_Contents" style:list-style-name="L7">
      <style:paragraph-properties fo:text-align="justify" style:justify-single-word="false"/>
      <style:text-properties style:font-name="Verdana" officeooo:paragraph-rsid="00303b19"/>
    </style:style>
    <style:style style:name="P20" style:family="paragraph" style:parent-style-name="Table_20_Contents">
      <style:paragraph-properties fo:text-align="justify" style:justify-single-word="false"/>
      <style:text-properties style:font-name="Verdana" officeooo:paragraph-rsid="00303b19"/>
    </style:style>
    <style:style style:name="P21" style:family="paragraph" style:parent-style-name="Table_20_Contents" style:list-style-name="L2">
      <style:paragraph-properties fo:text-align="justify" style:justify-single-word="false"/>
      <style:text-properties style:font-name="Verdana" fo:language="nl" fo:country="BE"/>
    </style:style>
    <style:style style:name="P22" style:family="paragraph" style:parent-style-name="Table_20_Contents" style:list-style-name="L3">
      <style:paragraph-properties fo:text-align="justify" style:justify-single-word="false"/>
      <style:text-properties style:font-name="Verdana" fo:language="nl" fo:country="BE" officeooo:paragraph-rsid="001ca0a2"/>
    </style:style>
    <style:style style:name="P23" style:family="paragraph" style:parent-style-name="Table_20_Contents" style:list-style-name="L5">
      <style:paragraph-properties fo:text-align="justify" style:justify-single-word="false"/>
      <style:text-properties style:font-name="Verdana" fo:language="nl" fo:country="BE" officeooo:paragraph-rsid="00303b19"/>
    </style:style>
    <style:style style:name="P24" style:family="paragraph" style:parent-style-name="Table_20_Contents" style:list-style-name="L6">
      <style:paragraph-properties fo:text-align="justify" style:justify-single-word="false"/>
      <style:text-properties style:font-name="Verdana" officeooo:rsid="00293f0e" officeooo:paragraph-rsid="00293f0e"/>
    </style:style>
    <style:style style:name="P25" style:family="paragraph" style:parent-style-name="Table_20_Contents" style:list-style-name="L6">
      <style:paragraph-properties fo:text-align="justify" style:justify-single-word="false"/>
      <style:text-properties style:font-name="Verdana" officeooo:rsid="002a8917" officeooo:paragraph-rsid="002a8917"/>
    </style:style>
    <style:style style:name="P26" style:family="paragraph" style:parent-style-name="Table_20_Contents" style:list-style-name="L1">
      <style:paragraph-properties fo:text-align="justify" style:justify-single-word="false"/>
    </style:style>
    <style:style style:name="P27" style:family="paragraph" style:parent-style-name="Table_20_Contents" style:list-style-name="L3">
      <style:paragraph-properties fo:text-align="justify" style:justify-single-word="false"/>
      <style:text-properties style:use-window-font-color="true" style:font-name="Verdana" fo:language="nl" fo:country="BE" officeooo:paragraph-rsid="001ca0a2"/>
    </style:style>
    <style:style style:name="P28" style:family="paragraph" style:parent-style-name="Table_20_Contents" style:list-style-name="L3">
      <style:paragraph-properties fo:text-align="justify" style:justify-single-word="false"/>
      <style:text-properties style:use-window-font-color="true" style:font-name="Verdana" fo:language="nl" fo:country="BE" officeooo:rsid="0026e3a8" officeooo:paragraph-rsid="0026e3a8"/>
    </style:style>
    <style:style style:name="P29" style:family="paragraph" style:parent-style-name="Table_20_Contents" style:list-style-name="L7">
      <style:paragraph-properties fo:text-align="justify" style:justify-single-word="false"/>
      <style:text-properties style:use-window-font-color="true" style:font-name="Verdana" officeooo:paragraph-rsid="0018aa6d"/>
    </style:style>
    <style:style style:name="P30" style:family="paragraph" style:parent-style-name="Table_20_Contents" style:list-style-name="L7">
      <style:paragraph-properties fo:text-align="justify" style:justify-single-word="false"/>
      <style:text-properties style:use-window-font-color="true" style:font-name="Verdana" officeooo:rsid="002b93b7" officeooo:paragraph-rsid="002b93b7"/>
    </style:style>
    <style:style style:name="P31" style:family="paragraph" style:parent-style-name="Table_20_Contents" style:list-style-name="L8">
      <style:paragraph-properties fo:text-align="justify" style:justify-single-word="false"/>
      <style:text-properties style:use-window-font-color="true" style:font-name="Verdana" officeooo:rsid="001e3ac8" officeooo:paragraph-rsid="001e3ac8"/>
    </style:style>
    <style:style style:name="P32" style:family="paragraph" style:parent-style-name="Table_20_Contents" style:list-style-name="L8">
      <style:paragraph-properties fo:text-align="justify" style:justify-single-word="false"/>
      <style:text-properties style:use-window-font-color="true" style:font-name="Verdana" officeooo:rsid="00276e95" officeooo:paragraph-rsid="00276e95"/>
    </style:style>
    <style:style style:name="P33" style:family="paragraph" style:parent-style-name="Table_20_Contents" style:list-style-name="L8">
      <style:paragraph-properties fo:text-align="justify" style:justify-single-word="false"/>
      <style:text-properties fo:color="#66ccff" style:font-name="Verdana" officeooo:rsid="0022ea3f" officeooo:paragraph-rsid="001e3ac8"/>
    </style:style>
    <style:style style:name="P34" style:family="paragraph" style:parent-style-name="Table_20_Contents">
      <style:paragraph-properties fo:text-align="justify" style:justify-single-word="false"/>
      <style:text-properties fo:color="#ff3333" style:font-name="Verdana" fo:language="nl" fo:country="BE" officeooo:paragraph-rsid="001ca0a2"/>
    </style:style>
    <style:style style:name="P35" style:family="paragraph" style:parent-style-name="Table_20_Contents" style:list-style-name="L7">
      <style:paragraph-properties fo:text-align="justify" style:justify-single-word="false"/>
      <style:text-properties fo:color="#000000" style:font-name="Verdana" officeooo:paragraph-rsid="00303b19"/>
    </style:style>
    <style:style style:name="T1" style:family="text">
      <style:text-properties style:font-name="Verdana" fo:language="nl" fo:country="BE"/>
    </style:style>
    <style:style style:name="T2" style:family="text">
      <style:text-properties style:font-name="Ubuntu" fo:language="nl" fo:country="BE"/>
    </style:style>
    <style:style style:name="T3" style:family="text">
      <style:text-properties officeooo:rsid="0018aa6d"/>
    </style:style>
    <style:style style:name="T4" style:family="text">
      <style:text-properties officeooo:rsid="0025d00b"/>
    </style:style>
    <style:style style:name="T5" style:family="text">
      <style:text-properties officeooo:rsid="00276e95"/>
    </style:style>
    <style:style style:name="T6" style:family="text">
      <style:text-properties officeooo:rsid="002b3b31"/>
    </style:style>
    <style:style style:name="T7" style:family="text">
      <style:text-properties officeooo:rsid="002dfc0d"/>
    </style:style>
    <style:style style:name="T8" style:family="text">
      <style:text-properties officeooo:rsid="00302e63"/>
    </style:style>
    <style:style style:name="T9" style:family="text">
      <style:text-properties officeooo:rsid="00303b19"/>
    </style:style>
    <style:style style:name="T10" style:family="text">
      <style:text-properties fo:color="#ff3333" officeooo:rsid="00303b19"/>
    </style:style>
    <style:style style:name="T11" style:family="text">
      <style:text-properties officeooo:rsid="003144d8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iskunde voor informatica <text:span text:style-name="T8">1</text:span></text:p>
      <text:p text:style-name="P2"/>
      <text:p text:style-name="P3">64 uren zelfstudieopdracht, 21 uren hoorcollege, 15 uren responsiecollege</text:p>
      <text:p text:style-name="P3">4 lesdagen "problem solving". </text:p>
      <text:p text:style-name="P3">Tussen twee lesdagen telkens een oefeningblad.</text:p>
      <text:p text:style-name="P3"/>
      <text:p text:style-name="P4">De cursus vangt aan met een opfrissing, aanvulling en verdieping van <text:span text:style-name="T7">complexe getallen en </text:span>calculus in één veranderlijke. De student kent de basisbegrippen van deze calculus, zoals: afgeleide en de meetkundige interpretatie ervan, kettingregel, toepassing op verloop van functies, minimum en maximum. Daarna volgen<text:span text:style-name="T7"> Taylor benadering en toepassingen ervan zoals: de Newton-Raphson methode. Vervolgens wordt integratie in één dimensie besproken. </text:span>Er volgt een inleiding in de calculus in verscheidene veranderlijken: partiële afgeleide, gradiënt<text:span text:style-name="T7">, lineaire en kwadratische benaderingen van afleidbare functies</text:span> en niveaulijn. </text:p>
      <text:p text:style-name="P4"/>
      <text:p text:style-name="P4">De student kan eenvoudige redeneringen en bewijsvoeringen begrijpen en opbouwen. De bestudeerde topics worden in de loop van het <text:span text:style-name="T7">semester</text:span> verder uitgewerkt in een aantal miniprojectjes.</text:p>
      <text:p text:style-name="P6"/>
      <text:p text:style-name="P6"/>
      <text:p text:style-name="P6"/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ollege</text:p>
          </table:table-cell>
          <table:table-cell table:style-name="Table1.B1" office:value-type="string">
            <text:p text:style-name="P7">Inhoud</text:p>
          </table:table-cell>
        </table:table-row>
        <table:table-row>
          <table:table-cell table:style-name="Table1.A2" office:value-type="string">
            <text:p text:style-name="P8">1<text:span text:style-name="T8">5</text:span>.2.</text:p>
          </table:table-cell>
          <table:table-cell table:style-name="Table1.B2" office:value-type="string">
            <text:list xml:id="list2692301994" text:style-name="L1">
              <text:list-item>
                <text:p text:style-name="P14">Herhaling: verzamelingen (Slides)</text:p>
              </text:list-item>
              <text:list-item>
                <text:p text:style-name="P26"><text:span text:style-name="Standaardalinea-lettertype"><text:span text:style-name="T1">Herhaling: natuurlijke, gehele, rationale, reële getallen</text:span></text:span></text:p>
              </text:list-item>
              <text:list-item>
                <text:p text:style-name="P26"><text:span text:style-name="Standaardalinea-lettertype"><text:span text:style-name="T1">Inleiding complexe getallen met enkele rekenregels, representatie via poolco</text:span></text:span><text:span text:style-name="Standaardalinea-lettertype"><text:span text:style-name="T2">ö</text:span></text:span><text:span text:style-name="Standaardalinea-lettertype"><text:span text:style-name="T1">rdinaten en exponentiële functie (verwijs naar later).</text:span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8">2<text:span text:style-name="T8">2</text:span>.2.</text:p>
          </table:table-cell>
          <table:table-cell table:style-name="Table1.B2" office:value-type="string">
            <text:list xml:id="list1412289539" text:style-name="L2">
              <text:list-item>
                <text:p text:style-name="P21">Herhaling: Wat is een functie? Voorbeelden: Veeltermen, exponentiële, sinus en cosinus</text:p>
              </text:list-item>
              <text:list-item>
                <text:p text:style-name="P21">Herhaling: Wat is een afgeleide? Definitie, product- en kettingregel, voorbeelden (veeltermen, exponentiële functie...).</text:p>
              </text:list-item>
            </text:list>
          </table:table-cell>
        </table:table-row>
        <table:table-row>
          <table:table-cell table:style-name="Table1.A2" office:value-type="string">
            <text:p text:style-name="P8"><text:span text:style-name="T8">1</text:span>.3.</text:p>
          </table:table-cell>
          <table:table-cell table:style-name="Table1.B2" office:value-type="string">
            <text:list xml:id="list2811084327" text:style-name="L3">
              <text:list-item>
                <text:p text:style-name="P22">Verloop van een functie beschrijven: Monoto<text:span text:style-name="T9">o</text:span>n stijgend / dalend, minima, maxima, keerpunt</text:p>
              </text:list-item>
              <text:list-item>
                <text:p text:style-name="P27">Verloop van een functie met de hulp van afgeleides beschrijven.</text:p>
              </text:list-item>
            </text:list>
          </table:table-cell>
        </table:table-row>
        <table:table-row>
          <table:table-cell table:style-name="Table1.A2" office:value-type="string">
            <text:p text:style-name="P8"><text:span text:style-name="T9">8</text:span>.3.</text:p>
          </table:table-cell>
          <table:table-cell table:style-name="Table1.B2" office:value-type="string">
            <text:list xml:id="list160644807524079" text:continue-numbering="true" text:style-name="L3">
              <text:list-item>
                <text:p text:style-name="P27">Taylorreeksontwikkeling: Inleiding / motivatie, Voorbeeld, algemeen formule (ontwikkeling rond zero of een willekeurige punt?)</text:p>
              </text:list-item>
              <text:list-item>
                <text:p text:style-name="P28">L'Hopital</text:p>
              </text:list-item>
            </text:list>
          </table:table-cell>
        </table:table-row>
        <table:table-row>
          <table:table-cell table:style-name="Table1.A2" office:value-type="string">
            <text:p text:style-name="P9">1<text:span text:style-name="T9">5</text:span>.3.</text:p>
          </table:table-cell>
          <table:table-cell table:style-name="Table1.B2" office:value-type="string">
            <text:p text:style-name="P11"><text:bookmark-start text:name="__DdeLink__158_798683252"/>Miniprojectje<text:bookmark-end text:name="__DdeLink__158_798683252"/><text:span text:style-name="T4">, Voorkennis afgeleiden nodig</text:span></text:p>
          </table:table-cell>
        </table:table-row>
        <table:table-row>
          <table:table-cell table:style-name="Table1.A2" office:value-type="string">
            <text:p text:style-name="P8"><text:span text:style-name="T3">29</text:span>.3.</text:p>
          </table:table-cell>
          <table:table-cell table:style-name="Table1.B2" office:value-type="string">
            <text:p text:style-name="P20"><text:span text:style-name="T10">Miniprojectje, Voorkennis Taylorreeks nodig</text:span></text:p>
          </table:table-cell>
        </table:table-row>
        <table:table-row>
          <table:table-cell table:style-name="Table1.A2" office:value-type="string">
            <text:p text:style-name="P8"><text:span text:style-name="T9">5.4</text:span>.</text:p>
          </table:table-cell>
          <table:table-cell table:style-name="Table1.B2" office:value-type="string">
            <text:list xml:id="list764980185" text:style-name="L5">
              <text:list-item>
                <text:p text:style-name="P17">Herhaling: integratie, meetkundige interpretatie</text:p>
              </text:list-item>
              <text:list-item>
                <text:p text:style-name="P17">Relatie stamfunctie en integraal, voorbeelden</text:p>
              </text:list-item>
              <text:list-item>
                <text:p text:style-name="P23">Rekenregels (partiële integratie, integratie door substitutie)</text:p>
              </text:list-item>
            </text:list>
          </table:table-cell>
        </table:table-row>
        <table:table-row>
          <table:table-cell table:style-name="Table1.A2" office:value-type="string">
            <text:p text:style-name="P9"><text:span text:style-name="T9">12</text:span>.4.</text:p>
          </table:table-cell>
          <table:table-cell table:style-name="Table1.B2" office:value-type="string">
            <text:list xml:id="list160645043493958" text:continue-numbering="true" text:style-name="L5">
              <text:list-item>
                <text:p text:style-name="P16">Verder met integratie <text:span text:style-name="T5">(methode van de partiële breuken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9">2<text:span text:style-name="T9">6</text:span>.4.</text:p>
          </table:table-cell>
          <table:table-cell table:style-name="Table1.B2" office:value-type="string">
            <text:list xml:id="list1269998508" text:style-name="L6">
              <text:list-item>
                <text:p text:style-name="P24">Fourier analyse</text:p>
              </text:list-item>
              <text:list-item>
                <text:p text:style-name="P25">Herhaling</text:p>
              </text:list-item>
            </text:list>
          </table:table-cell>
        </table:table-row>
        <table:table-row>
          <table:table-cell table:style-name="Table1.A2" office:value-type="string">
            <text:p text:style-name="P8"><text:span text:style-name="T9">3.5</text:span>.</text:p>
          </table:table-cell>
          <table:table-cell table:style-name="Table1.B2" office:value-type="string">
            <text:p text:style-name="P10">Miniprojectje</text:p>
          </table:table-cell>
        </table:table-row>
        <table:table-row>
          <table:table-cell table:style-name="Table1.A2" office:value-type="string">
            <text:p text:style-name="P8"><text:span text:style-name="T9">10</text:span>.5.</text:p>
          </table:table-cell>
          <table:table-cell table:style-name="Table1.B2" office:value-type="string">
            <text:p text:style-name="P20"><text:span text:style-name="T10">Miniprojectje</text:span></text:p>
          </table:table-cell>
        </table:table-row>
        <table:table-row>
          <table:table-cell table:style-name="Table1.A2" office:value-type="string">
            <text:p text:style-name="P8">1<text:span text:style-name="T9">7</text:span>.5.</text:p>
          </table:table-cell>
          <table:table-cell table:style-name="Table1.B2" office:value-type="string">
            <text:list xml:id="list441836781" text:style-name="L7">
              <text:list-item>
                <text:p text:style-name="P19">Wat is een functie van twee, drie ... veranderlijke<text:span text:style-name="T11">n</text:span>? Voorbeelden!</text:p>
              </text:list-item>
              <text:list-item>
                <text:p text:style-name="P19">Hoe kan ik die representeren? (Niveaulijnen, 3d-plots, ...)</text:p>
              </text:list-item>
              <text:list-item>
                <text:p text:style-name="P35">Inleiding tot partiële afgeleiden</text:p>
              </text:list-item>
            </text:list>
          </table:table-cell>
        </table:table-row>
        <table:table-row>
          <table:table-cell table:style-name="Table1.A2" office:value-type="string">
            <text:p text:style-name="P8"><text:span text:style-name="T9">24</text:span>.5.</text:p>
          </table:table-cell>
          <table:table-cell table:style-name="Table1.B2" office:value-type="string">
            <text:list xml:id="list160645241815396" text:continue-numbering="true" text:style-name="L7">
              <text:list-item>
                <text:p text:style-name="P29">Verder met partiële afgeleiden, voorbeelden.</text:p>
              </text:list-item>
              <text:list-item>
                <text:p text:style-name="P29">Gradient berekenen, meetkundige interpretatie van gradient en partiële afgeleiden uitleggen</text:p>
              </text:list-item>
              <text:list-item>
                <text:p text:style-name="P30">Maxima/minima, twede afgeleide symmetrisch positief definiet... </text:p>
              </text:list-item>
            </text:list>
          </table:table-cell>
        </table:table-row>
        <table:table-row>
          <table:table-cell table:style-name="Table1.A2" office:value-type="string">
            <text:p text:style-name="P8">…</text:p>
          </table:table-cell>
          <table:table-cell table:style-name="Table1.B2" office:value-type="string">
            <text:list xml:id="list6390482" text:style-name="L8">
              <text:list-item>
                <text:p text:style-name="P31">Verder met gradienten, eventueel Taylorreeks in twee dimensies</text:p>
              </text:list-item>
              <text:list-item>
                <text:p text:style-name="P32">Integratie?</text:p>
              </text:list-item>
              <text:list-item>
                <text:p text:style-name="P33">Tijd voor vragen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monospace" svg:font-family="monospace"/>
    <style:font-face style:name="Ubuntu" svg:font-family="Ubuntu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jst" style:family="paragraph" style:parent-style-name="Text_20_body">
      <style:paragraph-properties fo:hyphenation-ladder-count="no-limit"/>
      <style:text-properties fo:hyphenate="false"/>
    </style:style>
    <style:style style:name="Bijschrift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ardalinea-lettertype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9-01T09:08:00Z</meta:creation-date>
    <dc:date>2019-02-12T16:06:41.331509317</dc:date>
    <meta:editing-cycles>34</meta:editing-cycles>
    <meta:editing-duration>PT6H34M54S</meta:editing-duration>
    <meta:document-statistic meta:table-count="1" meta:image-count="0" meta:object-count="0" meta:page-count="2" meta:paragraph-count="50" meta:word-count="347" meta:character-count="2585" meta:non-whitespace-character-count="2309"/>
    <meta:template xlink:type="simple" xlink:actuate="onRequest" xlink:title="" xlink:href="Normal.dotm"/>
  </office:meta>
</office:document-meta>
</file>